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2c6cf" style:font-size-asian="14pt" style:font-size-complex="14pt"/>
    </style:style>
    <style:style style:name="P9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P16" style:family="paragraph" style:parent-style-name="Standard">
      <style:text-properties fo:font-size="12pt" fo:language="en" fo:country="US" style:font-size-asian="12pt" style:font-size-complex="12pt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Heading_20_1" style:master-page-name="First_20_Page">
      <style:paragraph-properties style:page-number="auto"/>
      <style:text-properties officeooo:paragraph-rsid="001159bb"/>
    </style:style>
    <style:style style:name="P19" style:family="paragraph">
      <style:paragraph-properties style:writing-mode="lr-tb"/>
    </style:style>
    <style:style style:name="P2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07ca56"/>
    </style:style>
    <style:style style:name="T16" style:family="text"/>
    <style:style style:name="T1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33410393408" text:id="ct14033341039340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33377312832" text:id="ct14033337731283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33377365200" text:id="ct14033337736520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8" text:outline-level="1"><text:change text:change-id="ct140333410393408"/>Adopted as a NMRA <text:span text:style-name="T15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40333377312832"/><text:change-start text:change-id="ct140333377365200"/>Version History<text:change-end text:change-id="ct14033337736520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Sep 17, 2010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prepared for Feb-2011 NMRA BoD meeting.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>Jun 11, 2012</text:span></text:span></text:p>
          </table:table-cell>
          <table:table-cell table:style-name="Table2.A2" office:value-type="string">
            <text:p text:style-name="Table_20_Contents">Aug 2, 2012</text:p>
          </table:table-cell>
          <table:table-cell table:style-name="Table2.C2" office:value-type="string">
            <text:p text:style-name="Table_20_Contents">Changes from <text:s/>Feb-2011, Jul-2011 &amp; Feb 2012 NMRA BoD meetings and community feedback. Formatting changes to facilitate adding a cover sheet and date disambiguation.</text:p>
          </table:table-cell>
        </table:table-row>
        <table:table-row>
          <table:table-cell table:style-name="Table2.A2" office:value-type="string">
            <text:p text:style-name="Table_20_Contents">Feb 17, 2015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Changed title to “Layout Command Control”</text:p>
            <text:p text:style-name="Table_20_Contents">Changed document numbering and file nam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3.091in" style:rel-column-width="30438*"/>
    </style:style>
    <style:style style:name="Table1.B" style:family="table-column">
      <style:table-column-properties style:column-width="0.0451in" style:rel-column-width="444*"/>
    </style:style>
    <style:style style:name="Table1.C" style:family="table-column">
      <style:table-column-properties style:column-width="2.1167in" style:rel-column-width="208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M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MP14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2c6cf" style:font-size-asian="14pt" style:font-size-complex="14pt"/>
    </style:style>
    <style:style style:name="MP1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M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/>
    <style:style style:name="M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35:57.147373189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40333413707840" text:id="ct140333413707840">
            <text:deletion>
              <office:change-info>
                <dc:creator>Bob Jacobsen</dc:creator>
                <dc:date>2010-10-06T22:58:00</dc:date>
              </office:change-info>
              <text:p text:style-name="MP10">N</text:p>
            </text:deletion>
          </text:changed-region>
          <text:changed-region xml:id="ct140333413708912" text:id="ct140333413708912">
            <text:deletion>
              <office:change-info>
                <dc:creator>Bob Jacobsen</dc:creator>
                <dc:date>2010-10-07T18:01:00</dc:date>
              </office:change-info>
              <text:p text:style-name="MP13"><text:span text:style-name="Page_20_Number"><text:date style:data-style-name="N120" text:date-value="2016-02-08T16:35:57.149501144">2/8/2016</text:date></text:span></text:p>
            </text:deletion>
          </text:changed-region>
          <text:changed-region xml:id="ct140333413707504" text:id="ct140333413707504">
            <text:deletion>
              <office:change-info>
                <dc:creator>Alex Shepherd</dc:creator>
                <dc:date>2012-05-28T01:11:00</dc:date>
              </office:change-info>
              <text:p text:style-name="MP13"><text:span text:style-name="Page_20_Number">17/09/10</text:span></text:p>
            </text:deletion>
          </text:changed-region>
          <text:changed-region xml:id="ct140333409454480" text:id="ct140333409454480">
            <text:deletion>
              <office:change-info>
                <dc:creator>Alex Shepherd</dc:creator>
                <dc:date>2012-05-28T01:12:00</dc:date>
              </office:change-info>
              <text:p text:style-name="MP15">Draft </text:p>
            </text:deletion>
          </text:changed-region>
          <text:changed-region xml:id="ct140333355138320" text:id="ct140333355138320">
            <text:deletion>
              <office:change-info>
                <dc:creator>Alex Shepherd</dc:creator>
                <dc:date>2012-05-28T01:11:00</dc:date>
              </office:change-info>
              <text:p text:style-name="MP15">x</text:p>
            </text:deletion>
          </text:changed-region>
          <text:changed-region xml:id="ct140333409618352" text:id="ct140333409618352">
            <text:insertion>
              <office:change-info>
                <dc:creator>Alex Shepherd</dc:creator>
                <dc:date>2012-05-28T01:11:00</dc:date>
              </office:change-info>
            </text:insertion>
          </text:changed-region>
        </text:tracked-changes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</text:span><text:change text:change-id="ct140333413707840"/><text:span text:style-name="MT6">ontrol</text:span><text:span text:style-name="MT7">®</text:span><text:span text:style-name="MT6"> (LCC)</text:span><text:span text:style-name="MT8"> </text:span></text:p>
              <text:p text:style-name="MP11">CAN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2"><text:change text:change-id="ct140333413708912"/><text:change text:change-id="ct140333413707504"/><text:span text:style-name="Page_20_Number"><text:span text:style-name="MT10">Feb 17, 2015</text:span></text:span></text:p>
            </table:table-cell>
            <table:table-cell table:style-name="Table1.C1" office:value-type="string">
              <text:p text:style-name="MP14"><text:change text:change-id="ct140333409454480"/><text:span text:style-name="MT11">TN-</text:span><text:span text:style-name="MT12">9.</text:span><text:change text:change-id="ct140333355138320"/><text:change-start text:change-id="ct140333409618352"/><text:span text:style-name="MT12">7</text:span><text:change-end text:change-id="ct140333409618352"/><text:span text:style-name="MT12">.1.1</text:span></text:p>
            </table:table-cell>
          </table:table-row>
        </table:table>
        <text:p text:style-name="Header"/>
      </style:header>
      <style:footer>
        <text:p text:style-name="MP16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2</meta:editing-cycles>
    <meta:editing-duration>PT19H33M48S</meta:editing-duration>
    <meta:generator>LibreOffice/4.4.0.3$MacOSX_X86_64 LibreOffice_project/de093506bcdc5fafd9023ee680b8c60e3e0645d7</meta:generator>
    <dc:date>2016-02-08T16:35:57.035411000</dc:date>
    <meta:printed-by>Bob Jacobsen</meta:printed-by>
    <meta:print-date>2010-09-15T08:46:04</meta:print-date>
    <meta:document-statistic meta:table-count="2" meta:image-count="1" meta:object-count="0" meta:page-count="1" meta:paragraph-count="20" meta:word-count="129" meta:character-count="783" meta:non-whitespace-character-count="667"/>
  </office:meta>
</office:document-meta>
</file>